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227.96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9.8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253.45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36.86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54.26pt"/>
    </style:style>
    <style:style style:name="co20" style:family="table-column">
      <style:table-column-properties fo:break-before="auto" style:column-width="209.45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5.19pt"/>
    </style:style>
    <style:style style:name="co23" style:family="table-column">
      <style:table-column-properties fo:break-before="auto" style:column-width="190.91pt"/>
    </style:style>
    <style:style style:name="co24" style:family="table-column">
      <style:table-column-properties fo:break-before="auto" style:column-width="336.81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997" table:default-cell-style-name="ce1"/>
        <table:table-row table:style-name="ro1">
          <table:table-cell table:style-name="Default" table:number-columns-repeated="17"/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68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4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10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Pert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4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AT</text:p>
          </table:table-cell>
          <table:table-cell table:number-columns-repeated="10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5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4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RS232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0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table:number-columns-repeated="4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9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10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8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table:number-columns-repeated="2"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5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9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Z-80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echanical, 5Bit</text:p>
          </table:table-cell>
          <table:table-cell table:number-columns-repeated="7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croSparc I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5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Modem 300BAUD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 table:number-columns-repeated="3"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Fotos: <text:a xlink:href="https://cloud.metro.cx/s/pXCA6W6WFpLwwBS" xlink:type="simple">https://cloud.metro.cx/s/pXCA6W6WFpLwwBS</text:a></text:p>
          </table:table-cell>
          <table:table-cell table:number-columns-repeated="9"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4"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 table:number-rows-repeated="936">
          <table:table-cell/>
          <table:table-cell table:content-validation-name="val1"/>
          <table:table-cell table:number-columns-repeated="1022"/>
        </table:table-row>
        <table:table-row table:style-name="ro1" table:number-rows-repeated="1047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2:'result-16'.Q43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3:43:31.29688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1T22:25:14.225116393</dc:date>
    <meta:editing-duration>PT4H24M30S</meta:editing-duration>
    <meta:editing-cycles>50</meta:editing-cycles>
    <meta:document-statistic meta:table-count="2" meta:cell-count="4699" meta:object-count="0"/>
  </office:meta>
</office:document-meta>
</file>